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4.4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Анализ файла OPPClientChil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Действие</text:p>
          </table:table-cell>
          <table:table-cell/>
          <table:table-cell office:value-type="string" calcext:value-type="string">
            <text:p>Время-затраты (часы)</text:p>
          </table:table-cell>
          <table:table-cell office:value-type="string" calcext:value-type="string">
            <text:p>Время-затраты (дни)</text:p>
          </table:table-cell>
        </table:table-row>
        <table:table-row table:style-name="ro1">
          <table:table-cell table:number-columns-repeated="3"/>
          <table:table-cell table:formula="of:=SUM([.D6:.D1024])" office:value-type="float" office:value="24.4" calcext:value-type="float">
            <text:p>24,4</text:p>
          </table:table-cell>
          <table:table-cell table:formula="of:=[.D5]/8" office:value-type="float" office:value="3.05" calcext:value-type="float">
            <text:p>3,05</text:p>
          </table:table-cell>
        </table:table-row>
        <table:table-row table:style-name="ro1">
          <table:table-cell/>
          <table:table-cell office:value-type="string" calcext:value-type="string">
            <text:p>Разделение по новым модулям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scriptButtonsImplToolBar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crClientToolBarButton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scriptErrMsg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scriptCompilerThread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SPErro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gridValueRec, TgridValuesAr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dragGridReco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Константы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Статичные функции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3">
            <text:p>В начале реализации класса TfmChild обозначить логические блоки в виде регионов</text:p>
          </table:table-cell>
          <table:covered-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Разместить методы TfmChild в соответствующие блоки</text:p>
          </table:table-cell>
          <table:covered-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covered-table-cell table:number-columns-repeated="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2" table:number-rows-spanned="5">
            <text:p>Исходя из логических блоков и имеющихся взаимосвязей этих блоков создать макеты(интерфейсы) классов, отвечающие за функционал этих блоков</text:p>
          </table:table-cell>
          <table:covered-table-cell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Создать тестировочный стэнд для проверки каждого из классов</text:p>
          </table:table-cell>
          <table:covered-table-cell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2T13:33:57.420000000</meta:creation-date>
    <dc:date>2023-02-23T09:19:26.494000000</dc:date>
    <meta:editing-duration>PT19H45M29S</meta:editing-duration>
    <meta:editing-cycles>1</meta:editing-cycles>
    <meta:document-statistic meta:table-count="1" meta:cell-count="26" meta:object-count="0"/>
    <meta:generator>LibreOffice/7.5.0.3$Windows_X86_64 LibreOffice_project/c21113d003cd3efa8c53188764377a8272d9d6de</meta:generator>
  </office:meta>
</office:document-meta>
</file>